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3.561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24cm" fo:break-before="auto" style:use-optimal-row-height="fals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a933"/>
      <style:text-properties fo:color="#00a933"/>
    </style:style>
    <style:style style:name="ce4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/>
          <table:table-cell table:style-name="ce2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20T18:21:02.945424677</dc:date>
    <meta:editing-duration>PT18H3M14S</meta:editing-duration>
    <meta:editing-cycles>53</meta:editing-cycles>
    <meta:generator>LibreOffice/7.3.7.2$Linux_X86_64 LibreOffice_project/30$Build-2</meta:generator>
    <meta:document-statistic meta:table-count="1" meta:cell-count="488" meta:object-count="0"/>
  </office:meta>
</office:document-meta>
</file>